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Utils.getCurrentActionResolv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JpfClassNam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RewrittenResourceURI( ServletContext servletContext , HttpServletRequest request , HttpServletResponse response , String path , Map params , String fragment , boolean for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SharedFlow( String sharedFlowClassName , HttpServletRequest reques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Utils.getURLTemplateKey( URLType urlType , boolean needsToBeSecu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FlowUtils.removeLongLivedPageFlow( String modulePath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ensureAppDeployment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isPreventCache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PageFlowClassName( String modulePath , ServletRequest request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rewriteResourceOrHrefURL( ServletContext servletContext , HttpServletRequest request , HttpServletResponse response , String path , Map params , String fragment , boolean forXML , URLType url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geFlowUtils.getModuleConfPath( String modu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SecurityProtocol( String uri , ServletContext servletContext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CurrentActionResolver( HttpServletRequest reques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eFlowUtils.removeSharedFlow( String sharedFlowClassNam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GlobalApp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addActionError( ServletRequest request , String propertyName , String messageKey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CurrentPageFlow( HttpServletRequest request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Utils.getRewrittenActionURI( ServletContext servletContext , HttpServletRequest request , HttpServletResponse response , String actionName , Map params , String fragment , boolean for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Utils.ensureCurrentPageFlow( HttpServletRequest request , HttpServletResponse 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FlowUtils.setOutputForms( ActionMapping mapping , Forward fwd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Utils.destroyPageFlowStack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isAbsolut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LongLivedPageFlow( String modulePath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Utils.getModuleConfig( String modulePath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ValidationError( String propertyName , String messageKey , Object messageArg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ActionOutput( String name , Object value , 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Utils.getModulePath( HttpServletRequest request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ensureGlobalApp( HttpServletRequest request , HttpServletResponse response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Utils.addBindingUpdateError( ServletRequest request , String expression ,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ActionError( ServletRequest request , String propertyName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CurrentPageFlow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addActionError( ServletRequest request , String propertyName , String messageKey , Object messageArg1 , Object messageArg2 , Object message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addPageInput( String name , Object value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Module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FormBeanName( ActionForm formInstanc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PageFlowClassNam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Utils.getFormNamesFromModuleConfig( String formBeanClassName , ModuleConfig module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FlowUtils.ensureGlobalApp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setOutputForms( ActionMapping mapping , Forward fwd , HttpServletRequest request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Utils.ensureModuleConfig( String modulePath , ServletRequest request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etOutputForms( ActionMapping mapping , ActionForm [ ] outputForms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etOutputForm( ActionMapping mapping , ActionForm form , HttpServletRequest request , boolean overwrit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ageFlowUtils.getBeginActionURI( String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Utils.getSharedFlow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ensureCurrentPageFlow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Utils.removeSharedFlow( String sharedFlowClassName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Utils.getPageInput( String name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trutsLookup( ServletContext context , ServletRequest request , HttpServletResponse response , String actionOverride , String [ ] autoResolveExtensions , boolean processPopulateAlreadyCall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PageFlowUtils.getSharedFlow( String sharedFlowClassNam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RelativeURI( HttpServletRequest request , String uri , PageFlowController relative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Utils.getRelativeURI( HttpServletRequest request , PageFlowController relative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nerateFormBeanName( Class formBeanClass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Utils.getFormBeanName( Class formBeanClass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Utils.getGlobalAppConfig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etCurrentActionResolver( ActionResolver resolver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addValidationError( String propertyName , String messageKey , Object [ ] messageArgs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ActionError( ServletRequest request , String propertyName , String messageKey , Object messageArg1 , Object message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dumpRequest( HttpServletRequest request ,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ActionError( ServletRequest request , String propertyName , String messageKey , Object messag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ActionOutput( String name ,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ActionURI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PageFlowURI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unwrapMultipar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Utils.getActionURI( ServletContext servletContext , HttpServletRequest request , HttpServletResponse response , String actio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FlowUtils.getRewrittenHrefURI( ServletContext servletContext , HttpServletRequest request , HttpServletResponse response , String path , Map params , String fragment , boolean for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NestingPageFlow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setOutputForms( ActionMapping mapping , ActionForm [ ] outputForms , HttpServletRequest request , boolean over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eFlowUtils.needsToBeSecure( ServletContext context , ServletRequest request , String uri , boolean stripContext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FlowUtils.isSecureResource( String uri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FileExtension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addActionErrorExpression( HttpServletRequest request , String propertyName , String expression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preventCach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ModulePathForRelativ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Utils.getNestingPageFlow( HttpServletRequest request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Utils.strutsLookup( ServletContext context , ServletRequest request , HttpServletResponse response , String actionOverride , String [ ] autoResolve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etPreventCache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dumpServletContext( ServletContext context ,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getBindingUpdateErrors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createURLTemplatesFactory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Utils.getLongLivedPageFlow( String modulePath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getPageFlowStack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Utils.addValidationError( String propertyName , String messageKey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setActionURI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Utils.removeLongLivedPageFlow( String modulePath , HttpServletRequest reques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